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EC86B7F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91cm" svg:height="8.999cm" svg:x="4.5cm" svg:y="0.001cm">
          <draw:image xlink:href="Pictures/10000000000002B00000015EC86B7FD5.png" xlink:type="simple" xlink:show="embed" xlink:actuate="onLoad">
            <text:p/>
          </draw:image>
        </draw:frame>
        <draw:custom-shape draw:style-name="gr2" draw:text-style-name="P3" draw:layer="layout" svg:width="2.5cm" svg:height="1cm" svg:x="5.5cm" svg:y="2.5cm">
          <text:p text:style-name="P2"><text:span text:style-name="T1">AFB, NFB, ACB</text:span></text:p>
          <draw:enhanced-geometry svg:viewBox="0 0 21600 21600" draw:text-areas="800 800 20800 20800" draw:type="round-rectangular-callout" draw:modifiers="28457.4170331867 1726.27372627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5cm" svg:height="0.5cm" svg:x="7.5cm" svg:y="0.5cm">
          <text:p text:style-name="P3"><text:span text:style-name="T1">CNIB</text:span></text:p>
          <draw:enhanced-geometry svg:viewBox="0 0 21600 21600" draw:text-areas="800 800 20800 20800" draw:type="round-rectangular-callout" draw:modifiers="6274.21718854097 46907.7844311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5cm" svg:height="0.5cm" svg:x="12cm" svg:y="0.5cm">
          <text:p text:style-name="P2"><text:span text:style-name="T1">RNIB</text:span></text:p>
          <draw:enhanced-geometry svg:viewBox="0 0 21600 21600" draw:text-areas="800 800 20800 20800" draw:type="round-rectangular-callout" draw:modifiers="13685.2764823451 48071.856287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5cm" svg:height="1cm" svg:x="18.5cm" svg:y="4cm">
          <text:p text:style-name="P2"><text:span text:style-name="T1">Vision Australia</text:span></text:p>
          <draw:enhanced-geometry svg:viewBox="0 0 21600 21600" draw:text-areas="800 800 20800 20800" draw:type="round-rectangular-callout" draw:modifiers="7392.88284686126 34482.3176823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cm" svg:height="0.5cm" svg:x="14cm" svg:y="0.5cm">
          <text:p text:style-name="P3"><text:span text:style-name="T1">DBSV</text:span></text:p>
          <draw:enhanced-geometry svg:viewBox="0 0 21600 21600" draw:text-areas="800 800 20800 20800" draw:mirror-horizontal="false" draw:mirror-vertical="false" draw:type="round-rectangular-callout" draw:modifiers="-6217.69115442279 51650.2994011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ouglas Squirrel</meta:initial-creator>
    <meta:creation-date>2010-01-06T14:56:19</meta:creation-date>
    <dc:creator>Douglas Squirrel</dc:creator>
    <dc:date>2010-01-14T22:47:22</dc:date>
    <meta:editing-cycles>9</meta:editing-cycles>
    <meta:editing-duration>PT1H6M2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